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ubtitle">
      <style:paragraph-properties fo:margin-left="0cm" fo:margin-right="0cm" fo:text-indent="0cm" style:auto-text-indent="false"/>
    </style:style>
    <style:style style:name="P3" style:family="paragraph" style:parent-style-name="Title">
      <style:paragraph-properties fo:margin-left="0cm" fo:margin-right="0cm" fo:text-indent="0cm" style:auto-text-indent="false"/>
    </style:style>
    <style:style style:name="P4" style:family="paragraph" style:parent-style-name="Text_20_body">
      <style:text-properties style:font-name="Times New Roman" fo:font-size="14pt" style:font-size-asian="14pt" style:font-size-complex="14pt"/>
    </style:style>
    <style:style style:name="P5" style:family="paragraph" style:parent-style-name="Text_20_body">
      <style:text-properties fo:color="#000000" style:font-name="Times New Roman" fo:font-size="14pt" style:font-name-asian="Arial1" style:font-size-asian="14pt" style:font-name-complex="Arial1" style:font-size-complex="14pt"/>
    </style:style>
    <style:style style:name="P6" style:family="paragraph" style:parent-style-name="Text_20_body">
      <style:text-properties fo:color="#000000" style:font-name="Times New Roman" fo:font-size="14pt" style:font-size-asian="14pt" style:font-size-complex="14pt"/>
    </style:style>
    <style:style style:name="P7"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8" style:family="paragraph" style:parent-style-name="Text_20_body">
      <style:text-properties fo:color="#000000" style:text-line-through-style="none" style:font-name="Times New Roman" fo:font-size="14pt" style:text-underline-style="none" style:font-name-asian="Arial1" style:font-size-asian="14pt" style:font-name-complex="Arial1" style:font-size-complex="14pt"/>
    </style:style>
    <style:style style:name="P9" style:family="paragraph" style:parent-style-name="Text_20_body">
      <style:paragraph-properties fo:line-height="115%" fo:text-align="justify" style:justify-single-word="fals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color="#ff0000"/>
    </style:style>
    <style:style style:name="P12" style:family="paragraph" style:parent-style-name="Text_20_body">
      <style:text-properties fo:color="#ff0000" style:text-line-through-style="solid" style:font-name="Times New Roman" fo:font-size="14pt" style:font-size-asian="14pt" style:font-size-complex="14pt"/>
    </style:style>
    <style:style style:name="P13" style:family="paragraph" style:parent-style-name="Text_20_body">
      <style:text-properties fo:color="#ff0000" style:font-name="Times New Roman" fo:font-size="14pt" style:font-size-asian="14pt" style:font-size-complex="14pt"/>
    </style:style>
    <style:style style:name="P14" style:family="paragraph" style:parent-style-name="Text_20_body">
      <style:text-properties style:use-window-font-color="true" style:text-line-through-style="none" style:font-name="Times New Roman" fo:font-size="14pt" style:font-size-asian="14pt" style:font-size-complex="14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ext_20_body">
      <style:text-properties fo:color="#000000" style:text-line-through-style="none" style:font-name="Times New Roman" fo:font-size="14pt" style:text-underline-style="none" style:font-name-asian="Arial1" style:font-size-asian="14pt" style:font-name-complex="Arial1" style:font-size-complex="14pt"/>
    </style:style>
    <style:style style:name="P19" style:family="paragraph" style:parent-style-name="Text_20_body" style:list-style-name="L1">
      <style:text-properties fo:color="#ff0000"/>
    </style:style>
    <style:style style:name="P20" style:family="paragraph" style:parent-style-name="Text_20_body" style:list-style-name="L2">
      <style:text-properties fo:color="#ff0000"/>
    </style:style>
    <style:style style:name="P21" style:family="paragraph" style:parent-style-name="Text_20_body" style:list-style-name="L3">
      <style:text-properties fo:color="#ff0000"/>
    </style:style>
    <style:style style:name="P22" style:family="paragraph" style:parent-style-name="Text_20_body" style:list-style-name="L4">
      <style:text-properties fo:color="#ff0000" style:font-name="Times New Roman" fo:font-size="14pt" style:font-size-asian="14pt" style:font-size-complex="14pt"/>
    </style:style>
    <style:style style:name="P23" style:family="paragraph" style:parent-style-name="Text_20_body" style:list-style-name="L8">
      <style:text-properties fo:color="#ff0000" style:font-name="Times New Roman" fo:font-size="14pt" style:font-size-asian="14pt" style:font-size-complex="14pt"/>
    </style:style>
    <style:style style:name="P24" style:family="paragraph" style:parent-style-name="Text_20_body" style:list-style-name="L2"/>
    <style:style style:name="P25" style:family="paragraph" style:parent-style-name="Text_20_body" style:list-style-name="L4">
      <style:text-properties style:font-name="Times New Roman" fo:font-size="14pt" style:font-size-asian="14pt" style:font-size-complex="14pt"/>
    </style:style>
    <style:style style:name="P26" style:family="paragraph" style:parent-style-name="Text_20_body" style:list-style-name="L5">
      <style:text-properties style:font-name="Times New Roman" fo:font-size="14pt" style:font-size-asian="14pt" style:font-size-complex="14pt"/>
    </style:style>
    <style:style style:name="P27" style:family="paragraph" style:parent-style-name="Text_20_body" style:list-style-name="L6">
      <style:text-properties style:font-name="Times New Roman" fo:font-size="14pt" style:font-size-asian="14pt" style:font-size-complex="14pt"/>
    </style:style>
    <style:style style:name="P28" style:family="paragraph" style:parent-style-name="Text_20_body" style:list-style-name="L7">
      <style:text-properties style:font-name="Times New Roman" fo:font-size="14pt" style:font-size-asian="14pt" style:font-size-complex="14pt"/>
    </style:style>
    <style:style style:name="P29" style:family="paragraph" style:parent-style-name="Text_20_body" style:list-style-name="L8">
      <style:text-properties style:font-name="Times New Roman" fo:font-size="14pt" style:font-size-asian="14pt" style:font-size-complex="14pt"/>
    </style:style>
    <style:style style:name="P30" style:family="paragraph" style:parent-style-name="Text_20_body">
      <style:text-properties fo:font-size="8pt" style:font-size-asian="8pt" style:font-size-complex="8pt"/>
    </style:style>
    <style:style style:name="P31" style:family="paragraph" style:parent-style-name="Heading_20_1">
      <style:paragraph-properties fo:break-before="page"/>
    </style:style>
    <style:style style:name="P32" style:family="paragraph" style:parent-style-name="Title" style:master-page-name="First_20_Page">
      <style:paragraph-properties fo:margin-left="0cm" fo:margin-right="0cm" fo:text-indent="0cm" style:auto-text-indent="false" style:page-number="auto"/>
    </style:style>
    <style:style style:name="P33" style:family="paragraph" style:parent-style-name="Heading_20_2">
      <style:text-properties fo:color="#ff0000"/>
    </style:style>
    <style:style style:name="T1" style:family="text">
      <style:text-properties fo:color="#000000"/>
    </style:style>
    <style:style style:name="T2" style:family="text">
      <style:text-properties fo:color="#000000" style:text-line-through-style="none" style:text-underline-style="none" style:font-name-asian="Arial1" style:font-name-complex="Arial1"/>
    </style:style>
    <style:style style:name="T3" style:family="text">
      <style:text-properties style:text-line-through-style="none" style:text-underline-style="none"/>
    </style:style>
    <style:style style:name="T4" style:family="text">
      <style:text-properties fo:color="#ff0000"/>
    </style:style>
    <style:style style:name="T5" style:family="text">
      <style:text-properties fo:color="#ff0000" style:text-line-through-style="none" style:text-underline-style="none" style:font-name-asian="Arial1" style:font-name-complex="Arial1"/>
    </style:style>
    <style:style style:name="T6" style:family="text">
      <style:text-properties fo:color="#00ff00"/>
    </style:style>
    <style:style style:name="T7" style:family="text">
      <style:text-properties fo:font-size="7pt"/>
    </style:style>
    <style:style style:name="T8" style:family="text">
      <style:text-properties style:font-size-asian="7pt"/>
    </style:style>
    <style:style style:name="T9" style:family="text">
      <style:text-properties style:font-size-complex="7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Analýza</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5">Obsah</text:p>
          </text:index-title>
          <text:p text:style-name="P16">Vize<text:tab/>3</text:p>
          <text:p text:style-name="P16">Business analýza<text:tab/>4</text:p>
          <text:p text:style-name="P16">Přehled požadavků<text:tab/>5</text:p>
          <text:p text:style-name="P17">Funkční požadavky<text:tab/>5</text:p>
          <text:p text:style-name="P17">Nefunkční požadavky<text:tab/>5</text:p>
          <text:p text:style-name="P16">Případy užití a scénáře<text:tab/>6</text:p>
          <text:p text:style-name="P17">Vytvoření nové komise<text:tab/>6</text:p>
          <text:p text:style-name="P17">Vytvoření nových voleb<text:tab/>6</text:p>
          <text:p text:style-name="P17">Vytvoření volební události<text:tab/>6</text:p>
          <text:p text:style-name="P17">Nominování<text:tab/>7</text:p>
          <text:p text:style-name="P17">Volení<text:tab/>7</text:p>
          <text:p text:style-name="P17">Ukončení volení<text:tab/>8</text:p>
          <text:p text:style-name="P16">Doménový model<text:tab/>9</text:p>
          <text:p text:style-name="P16">Vytyčení cílů<text:tab/>10</text:p>
          <text:p text:style-name="P17">Závady „obecného“ charakteru<text:tab/>10</text:p>
          <text:p text:style-name="P17">Závady sekce Voter<text:tab/>11</text:p>
          <text:p text:style-name="P17">Závady sekce Admin<text:tab/>11</text:p>
        </text:index-body>
      </text:table-of-content>
      <text:p text:style-name="Text_20_body"/>
      <text:h text:style-name="P31" text:outline-level="1">poznámka : Vízia vychádza z dokumentu <text:s/>"Zprava k projektu.pdf" ktorý bol napísaný predošlou skupinou. Analýza bola upravená pre použitie pre akademický senát a opravu chýb predošlého projektu. </text:h>
      <text:h text:style-name="Heading_20_1" text:outline-level="1">Vize</text:h>
      <text:p text:style-name="P5">Informační systém E-volby uživatelům poskytne komplexní hlasovací systém, který elektronickou cestou řeší problém zdlouhavého počítání papírových volebních lístků. <text:span text:style-name="T4">Systém bude sloužit primárně pro volby do Akademického senátu FEL ČVUT a volit se bude přes webový interface nebo pomocí dotykových terminálů.</text:span></text:p>
      <text:p text:style-name="P4"/>
      <text:p text:style-name="P4"><text:span text:style-name="T4">Zákazníkům tothoto softwaru je především Akademický senát FEL ČVUT, ale systém lze snadno upravit pomocí startovacích parametrů pro jakýkoliv akademický senát s podobnými pravidly. Start a u</text:span>končení voleb provádí pořadatelé (volební komise). Systém <text:span text:style-name="T4">na požádání</text:span> sečte hlasy a výsledky voleb bude možno zobrazit na výstupním médiu (nejčastěji webová stránka alebo<text:span text:style-name="T4"> papír</text:span>) . </text:p>
      <text:p text:style-name="P4"/>
      <text:p text:style-name="P4"><text:span text:style-name="T2">Pro volby budou jednotlivé moduly systému nasazeny na zvláštní servery kvůli bezpečnostním rizikům. Tento systém bude čerpat údaje o voličích z externího adresáře </text:span><text:span text:style-name="T5">studentů</text:span><text:span text:style-name="T2">, který bude spravován a </text:span><text:span text:style-name="T5">dodán</text:span><text:span text:style-name="T2"> </text:span><text:span text:style-name="T5">školou</text:span><text:span text:style-name="T2">. Na začátku voleb je <text:s/>stanovena volební komise, která na celý průběh voleb dohlíží. Tato komise zakládá volební události, startuje proces kandidování a volení. Tyto procesy ukončuje a poté zveřejňí výsledky voleb. Celý proces volení je založený na dnes již funkčním systému korespondenčního hlasování, kde občan, který chce volit musí nejdříve do první obálky zalepit svůj hlas a poté tuto obálku společně s čestným prohlášením, že takto hlasuje opravdu on, ji vloží do další obálky, kterou poté odešle na příslušný okrsek. Na okrsku komise rozlepí první obálku, přečte si čestné prohlášení a zjistí jestli tento volič může v těchto volbách hlasovat. Pokud ano, tak jeho hlas vhodí do urny. Podobně bude fungovat systém elektronického hlasování. Volič se přihlásí k validačnímu serveru a ten zjistí jestli tento volič může hlasovat ve volbách, pokud ano nabídne mu applet, ve kterém si uživatel vybere komu dá svůj hlas a odhlasuje. Applet tento hlas zašifruje veřejným klíčem voleb a validační server si ho uloží. Další proces, tedy sčítání hlasů probíhá take standartně. Na validačním serveru jsou uloženy zašifrované hlasy, které tento server neumí rozšifrovat. Tyto hlasy jsou tedy po skončení voleb odeslány na sčítací server, který už umí tyto hlasy rozšifrovat sečíst. Na konec volební komise zveřejní výsledky na webových stránkách.</text:span></text:p>
      <text:p text:style-name="P8"/>
      <text:p text:style-name="P8"/>
      <text:p text:style-name="P8"><text:s/></text:p>
      <text:h text:style-name="Heading_20_1" text:outline-level="1"><text:soft-page-break/>Business analýza</text:h>
      <text:p text:style-name="P9">Diagramy této analýzy jsou přiloženy v souboru  [ Bussiness process model.pdf ] .</text:p>
      <text:p text:style-name="P7">Business analýza je složena z několika business procesů, které na sebe logicky navazují. </text:p>
      <text:p text:style-name="P7">Prvním je „zvolení komisařů“ a s tím související „založení nových voleb“, kde se tito zvolení komisaři stanou komisary pro tyto volby. </text:p>
      <text:p text:style-name="P7">Dalším procesem je „založení volební události“. Toto již provádí zvolení komisaři a tito komisaři v souladu s platným zákonem stanoví kolik procent musí dostat kandidát aby v této volební události byl zvolen, dále kolik procent voličů se musí k volbám dostavit, aby tyto volby byly platné, dále počet kandidátů, kteří mohou být zvolení a stát se tedy vítězi a počet náhradníků.</text:p>
      <text:p text:style-name="P7">Na tento proces „založení volební události“ navazuje proces „nominování kandidátů“, <text:span text:style-name="T4">ve kterém si každý volič který chce být kandidátem</text:span> vyplní svůj volební program a zapíše se jako kandidát v těchto volbách.</text:p>
      <text:p text:style-name="P7"/>
      <text:p text:style-name="P7">Po ukončení nominovania komisia skontroluje kandidujúcich a tých ktorí nesplnili pravidlá pre nominovanie odstráni.</text:p>
      <text:p text:style-name="P7">Následuje proces „volení“, kde jednotliví voliči jsou vyzváni k volení. Tito voliči,kteří jsou k volení v této volební události oprávnění se připojí k systému a zvolí jedno či více kandidátů.</text:p>
      <text:p text:style-name="P7">Po uplynutí doby stanovené, <text:span text:style-name="T4">interním předpisem</text:span> jsou volby ukončeny a komise ukončí volební událost, systém sečte hlasy a komise zveřejní výsledky.</text:p>
      <text:p text:style-name="P8"/>
      <text:h text:style-name="P31" text:outline-level="1">Přehled požadavků</text:h>
      <text:p text:style-name="P6">Diagramy požadavků jsou vygenerovány v souboru [ Requirements model.pdf ] .</text:p>
      <text:h text:style-name="Heading_20_2" text:outline-level="2">Funkční požadavky</text:h>
      <text:list xml:id="list31256130" text:style-name="L1">
        <text:list-item>
          <text:p text:style-name="P19">Systém bude rozlišovat typ voliče (student - učitel)</text:p>
        </text:list-item>
      </text:list>
      <text:list xml:id="list31254821" text:style-name="L2">
        <text:list-item>
          <text:p text:style-name="P24">Uživatelé nominují sami sebe jako kandidáty.</text:p>
        </text:list-item>
        <text:list-item>
          <text:p text:style-name="P24">Kandidáti jsou voleni.</text:p>
        </text:list-item>
        <text:list-item>
          <text:p text:style-name="P24">Výsledky jsou veřejné.</text:p>
        </text:list-item>
        <text:list-item>
          <text:p text:style-name="P24">Komisaři zakládají volby.</text:p>
        </text:list-item>
        <text:list-item>
          <text:p text:style-name="P20">Privilegované akce musí učinit M z N komisařů.</text:p>
        </text:list-item>
        <text:list-item>
          <text:p text:style-name="P20">Privilegované akce zahrnují:</text:p>
          <text:list>
            <text:list-item>
              <text:p text:style-name="P20">Start / Ukončení volení</text:p>
            </text:list-item>
            <text:list-item>
              <text:p text:style-name="P20">Ukončení jmenování</text:p>
            </text:list-item>
            <text:list-item>
              <text:p text:style-name="P20">Vyloučení kandidáta</text:p>
            </text:list-item>
          </text:list>
        </text:list-item>
        <text:list-item>
          <text:p text:style-name="P20">Komisaři Potvrzuji na jmenování a mají právo vyloučit kandidáta z voleb.</text:p>
        </text:list-item>
        <text:list-item>
          <text:p text:style-name="P20">Komisař je vyzváni emailem na potvrzení privilegované akce</text:p>
        </text:list-item>
        <text:list-item>
          <text:p text:style-name="P24">Při opakovaném volení voliče platí jeho poslední hlas.</text:p>
        </text:list-item>
        <text:list-item>
          <text:p text:style-name="P24">Volič může být informován e-mailem.</text:p>
        </text:list-item>
        <text:list-item>
          <text:p text:style-name="P24">Volby jsou tajné vůči druhé osobě.</text:p>
        </text:list-item>
        <text:list-item>
          <text:p text:style-name="P20">Uživatelé jsou autentizován pomocí vygenerovaných hesel a loginů získaných ze školsej databáze</text:p>
        </text:list-item>
        <text:list-item>
          <text:p text:style-name="P20">Systém generuje výsledky v souladu s interními předpisy akademického senátu</text:p>
        </text:list-item>
        <text:list-item>
          <text:p text:style-name="P20">Systém neumožní existenci více než jednoho administrátora </text:p>
        </text:list-item>
      </text:list>
      <text:p text:style-name="P11"/>
      <text:p text:style-name="P11"/>
      <text:p text:style-name="P11"/>
      <text:h text:style-name="Heading_20_2" text:outline-level="2">Nefunkční požadavky</text:h>
      <text:list xml:id="list31276476" text:style-name="L3">
        <text:list-item>
          <text:p text:style-name="P21">Ve volbách je možnost využít terminál.</text:p>
        </text:list-item>
        <text:list-item>
          <text:p text:style-name="P21"><text:soft-page-break/>Ve <text:s/>volbách se volič přihlašuje jedinečným identifikátorem.</text:p>
        </text:list-item>
        <text:list-item>
          <text:p text:style-name="P21">Ve <text:s/>volbách voliči primarne hlasují přes webový prohlížeč.</text:p>
        </text:list-item>
        <text:list-item>
          <text:p text:style-name="P21">Komunikace mezi serverem a prohlížečem je šifrována.</text:p>
        </text:list-item>
        <text:list-item>
          <text:p text:style-name="P21">Server je chráněn firewallem.</text:p>
        </text:list-item>
      </text:list>
      <text:p text:style-name="Text_20_body"/>
      <text:h text:style-name="P31" text:outline-level="1">Případy užití a scénáře</text:h>
      <text:p text:style-name="P4">Diagramy případů užití jsou vygenerovány v souboru [ Use case model.pdf ] .</text:p>
      <text:p text:style-name="P4">V případech užití vystupují 4 aktoři : Administrátor, Uživatel a dále tři, kteří jsou speciálnímy připady Uživatele – Volič, Komisař a Kandidát.</text:p>
      <text:p text:style-name="P12"/>
      <text:h text:style-name="Heading_20_2" text:outline-level="2">Vytvoření nových voleb</text:h>
      <text:p text:style-name="P4">Aktér: Administrátor</text:p>
      <text:p text:style-name="P4">Pre-condition: Je vytvořena volební komise</text:p>
      <text:list xml:id="list31282034" text:style-name="L4">
        <text:list-item>
          <text:p text:style-name="P25"><text:span text:style-name="T1">Administrátor požádá systém o vytvoření voleb</text:span> </text:p>
        </text:list-item>
        <text:list-item>
          <text:p text:style-name="P25"><text:span text:style-name="T1">Systém zobrazí formulář pro založení voleb</text:span> </text:p>
        </text:list-item>
        <text:list-item>
          <text:p text:style-name="P25"><text:span text:style-name="T1">Administrátor vyplní formulář ( název a typ voleb)</text:span> </text:p>
        </text:list-item>
        <text:list-item>
          <text:p text:style-name="P25"><text:span text:style-name="T1">Administrátor odešle formulář ( založí volby)</text:span> </text:p>
        </text:list-item>
        <text:list-item>
          <text:p text:style-name="P25"><text:span text:style-name="T1">Systém provede validaci vyplněných udájů ve formuláři.</text:span> </text:p>
        </text:list-item>
        <text:list-item>
          <text:p text:style-name="P25"><text:span text:style-name="T1">ALTERNATE Systém ohlásí chybu vyplnění formuláře. ZPET NA KROK 2</text:span> </text:p>
        </text:list-item>
        <text:list-item>
          <text:p text:style-name="P25"><text:span text:style-name="T1">Systém založí volby</text:span> </text:p>
        </text:list-item>
      </text:list>
      <text:p text:style-name="P14">Post-condition: Volby jsou založeny</text:p>
      <text:h text:style-name="P33" text:outline-level="2">Přidání komisaře</text:h>
      <text:p text:style-name="P13">Aktér: Administrátor</text:p>
      <text:p text:style-name="P13">Pre-condition: Volby jsou vytvořeny</text:p>
      <text:list xml:id="list32598485" text:continue-list="list31282034" text:style-name="L4">
        <text:list-item text:start-value="1">
          <text:p text:style-name="P22">Administrátor požaduje systém detaily voleb</text:p>
        </text:list-item>
        <text:list-item>
          <text:p text:style-name="P22">Systém zobrazí detaily voleb</text:p>
        </text:list-item>
        <text:list-item>
          <text:p text:style-name="P22">Administrátor vybere možnost přidat komisařů</text:p>
        </text:list-item>
        <text:list-item>
          <text:p text:style-name="P22">Administátoři vybere ze seznamu možných komisařů osobu</text:p>
        </text:list-item>
        <text:list-item>
          <text:p text:style-name="P22">Administrátor potvrdí výběr</text:p>
        </text:list-item>
        <text:list-item>
          <text:p text:style-name="P22">Systém uloží osobu jako komisaře do databáze</text:p>
        </text:list-item>
        <text:list-item>
          <text:p text:style-name="P22">ALTERNATE Administrátor chce přidat nového kandidáta</text:p>
        </text:list-item>
        <text:list-item>
          <text:p text:style-name="P22">Systém zobrazí detaily voleb</text:p>
        </text:list-item>
      </text:list>
      <text:p text:style-name="P13">Post-condition: Komisař je přidaný k volbám</text:p>
      <text:h text:style-name="Heading_20_2" text:outline-level="2"><text:soft-page-break/>Vytvoření volební události</text:h>
      <text:p text:style-name="P4">Aktér: Komisař</text:p>
      <text:p text:style-name="P4">Pre-condition: Volby jsou založeny a komisári pridelený</text:p>
      <text:list xml:id="list31256222" text:style-name="L5">
        <text:list-item>
          <text:p text:style-name="P26"><text:span text:style-name="T1">Komisař požádá systém o založení volební události</text:span> </text:p>
        </text:list-item>
        <text:list-item>
          <text:p text:style-name="P26"><text:span text:style-name="T1">Systém zobrazí formulář pro založení volební události</text:span> </text:p>
        </text:list-item>
        <text:list-item>
          <text:p text:style-name="P26"><text:span text:style-name="T1">Komisař vyplní formulář ( název události a popis události)</text:span> </text:p>
        </text:list-item>
        <text:list-item>
          <text:p text:style-name="P26"><text:span text:style-name="T1">Komisař odešle formulář</text:span> </text:p>
        </text:list-item>
        <text:list-item>
          <text:p text:style-name="P26"><text:span text:style-name="T1">Systém založí volební událost a zobrazí potvrdenie</text:span> </text:p>
        </text:list-item>
      </text:list>
      <text:p text:style-name="P4">Post-condition: Proces nominace kandidátu může být založen</text:p>
      <text:h text:style-name="Heading_20_2" text:outline-level="2">Nominování</text:h>
      <text:p text:style-name="P4">Aktér: Kandidát, Komisař</text:p>
      <text:p text:style-name="P4">Pre-condition: Byla založena volební událost</text:p>
      <text:list xml:id="list31262225" text:style-name="L6">
        <text:list-item>
          <text:p text:style-name="P27"><text:span text:style-name="T1">Komisař požádá systém o ovládání volební události</text:span> </text:p>
        </text:list-item>
        <text:list-item>
          <text:p text:style-name="P27"><text:span text:style-name="T1">Systém zobrazí ovládací prvky pro volební událost</text:span> </text:p>
        </text:list-item>
        <text:list-item>
          <text:p text:style-name="P27"><text:span text:style-name="T1">Komisař klikne na start procesu nominování</text:span> </text:p>
        </text:list-item>
        <text:list-item>
          <text:p text:style-name="P27"><text:span text:style-name="T1">Systém spustí proces nominování</text:span> </text:p>
        </text:list-item>
        <text:list-item>
          <text:p text:style-name="P27"><text:span text:style-name="T1">Kandidát pošle systému kandidátní lístek</text:span> </text:p>
        </text:list-item>
        <text:list-item>
          <text:p text:style-name="P27"><text:span text:style-name="T1">Systém zkontroluje kandidátní lístek</text:span> </text:p>
        </text:list-item>
        <text:list-item>
          <text:p text:style-name="P27"><text:span text:style-name="T1">Systém vrátí informace o úspěchu</text:span> </text:p>
        </text:list-item>
      </text:list>
      <text:h text:style-name="Heading_20_2" text:outline-level="2">Volení</text:h>
      <text:p text:style-name="P4">Aktér: Komisař, Volič</text:p>
      <text:p text:style-name="P4">Pre-condition: Je vytvořena volební událost, na kterou je pozván uživatel</text:p>
      <text:list xml:id="list31281263" text:style-name="L7">
        <text:list-item>
          <text:p text:style-name="P28"><text:span text:style-name="T1">Komisař požádá systém o ovládání volební události</text:span> </text:p>
        </text:list-item>
        <text:list-item>
          <text:p text:style-name="P28"><text:span text:style-name="T1">Systém zobrazí ovládací prvky pro volební událost</text:span> </text:p>
        </text:list-item>
        <text:list-item>
          <text:p text:style-name="P28"><text:span text:style-name="T1">Komisař klikne na start procesu volení</text:span> </text:p>
        </text:list-item>
        <text:list-item>
          <text:p text:style-name="P28"><text:span text:style-name="T1">Volič požádá systém o možnost volení</text:span> </text:p>
        </text:list-item>
        <text:list-item>
          <text:p text:style-name="P28"><text:span text:style-name="T1">Systém nabídne voliči seznam volebních událostí, na které byl pozván</text:span> </text:p>
        </text:list-item>
        <text:list-item>
          <text:p text:style-name="P28"><text:span text:style-name="T1">Volič vybere konkretní událost ze seznamu</text:span> </text:p>
        </text:list-item>
        <text:list-item>
          <text:p text:style-name="P28"><text:span text:style-name="T1">Systém zobrazí formulář volebních události</text:span> </text:p>
        </text:list-item>
        <text:list-item>
          <text:p text:style-name="P28"><text:soft-page-break/><text:span text:style-name="T1">Volič vyplní volební formulář</text:span> </text:p>
        </text:list-item>
        <text:list-item>
          <text:p text:style-name="P28"><text:span text:style-name="T1">Volič odešle volební formulář</text:span> </text:p>
        </text:list-item>
        <text:list-item>
          <text:p text:style-name="P28"><text:span text:style-name="T1">Systém provede validaci vyplněných údajů ve volebním formuláři.</text:span> </text:p>
        </text:list-item>
        <text:list-item>
          <text:p text:style-name="P28"><text:span text:style-name="T1">ALTERNATE Systém ohlásí chybu vyplnění formuláře. ZPĚT NA KROK 8</text:span> </text:p>
        </text:list-item>
        <text:list-item>
          <text:p text:style-name="P28"><text:span text:style-name="T1">Systém podepíše a zašifruje volební lístek a uloží si volební lístek</text:span> </text:p>
        </text:list-item>
        <text:list-item>
          <text:p text:style-name="P28"><text:span text:style-name="T1">. Systém ohlásí uživateli přijetí lístku</text:span> </text:p>
        </text:list-item>
      </text:list>
      <text:p text:style-name="P4">Post-condition: Volební lístek je uložen </text:p>
      <text:h text:style-name="Heading_20_2" text:outline-level="2">Ukončení volení</text:h>
      <text:p text:style-name="P4">Aktér: Komisař</text:p>
      <text:p text:style-name="P4">Pre-condition: Byla odstartováno volení</text:p>
      <text:list xml:id="list31269235" text:style-name="L8">
        <text:list-item>
          <text:p text:style-name="P29"><text:span text:style-name="T1">Komisař ukončí volební událost</text:span> </text:p>
        </text:list-item>
        <text:list-item>
          <text:p text:style-name="P29"><text:span text:style-name="T1">Krok 1 a 2 dokud M z N komisařů neukončí volení ve volební události</text:span> </text:p>
        </text:list-item>
        <text:list-item>
          <text:p text:style-name="P29"><text:span text:style-name="T1">Systém ukončí volení ve volební události</text:span> </text:p>
        </text:list-item>
      </text:list>
      <text:p text:style-name="P4">Post-condition: Volení ve volební události je ukončeno.</text:p>
      <text:p text:style-name="P4"/>
      <text:p text:style-name="P4"/>
      <text:p text:style-name="P4"/>
      <text:h text:style-name="P33" text:outline-level="2">Zobrazení výsledků</text:h>
      <text:p text:style-name="P13">Aktér: Volič</text:p>
      <text:p text:style-name="P13">Pre-condition: Volenie bolo ukončené</text:p>
      <text:list xml:id="list32581338" text:continue-list="list31269235" text:style-name="L8">
        <text:list-item text:start-value="1">
          <text:p text:style-name="P23">Volič vybere možnost "Zobrazit výsledky"</text:p>
        </text:list-item>
        <text:list-item>
          <text:p text:style-name="P23">Systém mu zobrazí seznam výsledků volebních událostí na kterých se měl volic možnost zúčastnit</text:p>
        </text:list-item>
        <text:list-item>
          <text:p text:style-name="P23">Volič si vybere událost jejíž výsledky chce zobrazit</text:p>
        </text:list-item>
        <text:list-item>
          <text:p text:style-name="P23">ALTERNATE Pokud jsou výsledky v cache tak KROK 6</text:p>
        </text:list-item>
        <text:list-item>
          <text:p text:style-name="P23">Systém výsledky vygeneruje</text:p>
        </text:list-item>
        <text:list-item>
          <text:p text:style-name="P23">Systém výsledky zobrazí</text:p>
        </text:list-item>
      </text:list>
      <text:p text:style-name="P13">Post-condition: Výsledky požadované události jsou zobrazeny.</text:p>
      <text:p text:style-name="P4"/>
      <text:h text:style-name="P31" text:outline-level="1">Doménový model</text:h>
      <text:p text:style-name="Text_20_body">Diagramy datového modelu jsou vygenerovány v souboru [ Domain model.pdf ] .</text:p>
      <text:p text:style-name="Text_20_body">Pro účely aplikace elektronického volebního systému jsou ukládány do databáze následující objekty. </text:p>
      <text:p text:style-name="Text_20_body"/>
      <text:p text:style-name="Text_20_body">Volič je uložen v externí databáze školy. Náš systém z této databáze potřebuje získat jeho jedinečný login pro účely identifikace. Z těchto jednotlivých osob, které jsou uloženy v externím adresáři se dále vybírají i komisaři. U komisaře aj <text:span text:style-name="T4">voliče</text:span> si potřebuje elektronický volební systém uložit také jméno a nějaký jedinečný identifikátor.</text:p>
      <text:p text:style-name="Text_20_body">Při vytvoření voleb se do databáze uloží objekt Volby, který obsahuje název voleb. Dále jsou k tomuto objektu uloženy reference na komisaře, kteří byli pro tyto volby zvoleni.<text:span text:style-name="T4"> Administrátor nemá žádnou spjatost s volbami protože je pouze jeden pro všechny volby v systému. Tento fakt musí být kontrolován při spuštění databáze a také při jakéhokoli činnosti která edituje volby.</text:span></text:p>
      <text:p text:style-name="Text_20_body">Dále objekt Volby obsahuje další reference na jednotlivé volební události, které jsou konány pod záštitou těchto voleb. U objektů Volební události jsou v databázi uchovávány informace o začátku a konci procesu nominování a volení, dále jméno události, reference na voliče, kteří v těchto volbách mají právo volit. U objektu volební události jsou také uloženy reference na objekty kandidátů v těchto volbách. Kandidáti mají u sebe uloženy svůj volební program, jméno, případně fotografii a další informace.</text:p>
      <text:p text:style-name="Text_20_body">Dalšími objekty, které se ukládají v databáze jsou Volební lístky. Tento lístek obsahuje kandidáty, které příslušný volič vybral a tento volební lístek je přiřazen k příslušné volební události.</text:p>
      <text:p text:style-name="Text_20_body">Každá volební událost má volební výsledek, který v sobě nese informaci o vítězech voleb a náhradnících.</text:p>
      <text:p text:style-name="Text_20_body"/>
      <text:h text:style-name="P31" text:outline-level="1">Vytyčení cílů</text:h>
      <text:p text:style-name="P30">poznámka: Závady platí pro projekt ve stavu v jakém byl námi přijat.</text:p>
      <text:p text:style-name="Text_20_body">Odstranění chyb z předchozí verze projektu. Konkrétně se jedné o následující:</text:p>
      <text:h text:style-name="Heading_20_2" text:outline-level="2">Závady obecného charakteru</text:h>
      <text:p text:style-name="P10">1)<text:span text:style-name="T6"> Chybí implementace rozlišení rolí při přihlášení.</text:span></text:p>
      <text:p text:style-name="Text_20_body">V kódu je náznak přípravy, ale není nijak použito. Prozatím je přihlašování napevno zabudováno do kódu a role je určena jménem.</text:p>
      <text:p text:style-name="Text_20_body"/>
      <text:p text:style-name="P10">2) <text:s/><text:span text:style-name="T6">Při přepínání rolí v záhlaví menu se řetězí adresa. </text:span></text:p>
      <text:p text:style-name="Text_20_body"><text:span text:style-name="T6">O</text:span>pakovaným kliknutím na položku aktéra se řetězí adresa stránky.</text:p>
      <text:p text:style-name="Text_20_body"/>
      <text:p text:style-name="P10">3) <text:span text:style-name="T4">Nefunkčnost přihlášení při změnách role.</text:span></text:p>
      <text:p text:style-name="Text_20_body">Pokud zvolím určitou roli a před přihlášením ji změním, popř. se vrátím zpět k původní volbě, nelze se přihlásit i se správnými údaji. Pokud však zvolím v prohlížeči krok zpět, jsem přihlášen a mohu volit položky z menu.</text:p>
      <text:p text:style-name="Text_20_body"/>
      <text:p text:style-name="P10">4) Bylo by vhodné popsat logovací tabulku, neboť uživatel ztrácí přehled, p</text:p>
      <text:p text:style-name="P10">od kterou rolí se vlastně loguje. Role jde vyčíst jen z adresy.</text:p>
      <text:p text:style-name="P10"/>
      <text:p text:style-name="P10">5) Absence chybových hlášek.</text:p>
      <text:p text:style-name="Text_20_body">V podstatě žádné výjimky nejsou ošetřeny a končí errorem a pádem aplikace. Jedná se například o přepínání rolí po zalogování- voter nemá přístup k admin účtu apod.</text:p>
      <text:p text:style-name="Text_20_body"/>
      <text:p text:style-name="P10">6) Problematika bezpečnosti.</text:p>
      <text:p text:style-name="Text_20_body">Podle současné koncepce je na jednom serveru ukládána dvojic jméno voliče-hlas. <text:s/>Tato varianta je velmi špatně zabezpečena, lepší by bylo např. použití hashe dvojice <text:s text:c="2"/>hesla uživatele a hlasu. Dále se nabízí otázka efektivnosti a účelnosti opakované volby. <text:s/>V případě jednorázového volení by se značně zjednodušilo schéma komunikace.</text:p>
      <text:p text:style-name="Text_20_body"/>
      <text:p text:style-name="P10">7) Chyba v názvu- Electronics vs Electronic</text:p>
      <text:h text:style-name="Heading_20_2" text:outline-level="2"><text:soft-page-break/>Závady sekce Voter</text:h>
      <text:p text:style-name="Text_20_body">V dokumentaci je u nominování jako aktér popsán Kandidát. Role Kandidát však nikde v systému popsána není a jedná se zřejmě o roli Voter z čehož vyplývají nesrovnalosti ve stávající dokumentaci. </text:p>
      <text:p text:style-name="Text_20_body">Kvůli nefunkčnosti dalších komponent se nám nepodařilo vůbec spustit vlastní volební applet a ověřit jeho funkčnost, ale domníváme se, že se vyskytne problém v případě vypsání dvou voleb. Volič bude registrován k oběma volbám, ale v appletu dle kódu není možnost výběru události.</text:p>
      <text:h text:style-name="Heading_20_2" text:outline-level="2">Závady sekce Admin</text:h>
      <text:p text:style-name="Text_20_body"><text:span text:style-name="T3">Při vytváření voleb není nijak kontrolováno, zda admin vyplní typ voleb - local/internet. Volby lze vytvořit i bez typu. </text:span>To způsobí další komplikace aplikaci, neboť řada tabulek má vypisovat typ voleb apod.</text:p>
      <text:p text:style-name="Text_20_body">Administrátor nemá žádnou možnost vytvořené volby smazat nebo editovat. V případě zadání špatného typu nebo názvu by musel najit příslušnou tabulku a záznam odstranit „natvrdo“.</text:p>
      <text:p text:style-name="Text_20_body">Nejzávažnější chybu však představuje absence možnosti přidat komisaře. Tato chyba ovlivňuje celý systém. Bez přidání komisařů nelze vytvořit volební komisi, nelze přidělit ani otevřít volby,nominovat kandidáty a tím pádem se regulérně nezobrazí ani applet volebního lístku.</text:p>
      <text:p text:style-name="Text_20_body">Další zásadní nesrovnalostí je, že dle Use case modelu admin vytváří jen volební komisi, vytvoření voleb a volební události má pak na starosti komisař. Podle závěrečné zprávy a implementace však volby zakládá admin, což je naprosto nelogické. </text:p>
      <text:p text:style-name="Text_20_body"/>
      <text:p text:style-name="Text_20_body">Podle stávající implementace je postup následovný:</text:p>
      <text:p text:style-name="Text_20_body">Admin vytvoří volby a přiřadí komisi, komise vytvoří volební událost(z dokumentace není jasné co se volební událostí vlastně myslí), komise otevře nominaci(domněnka, nešlo otestovat), komise přiřadí volbám voliče(domněnka, nešlo otestovat).</text:p>
      <text:p text:style-name="Text_20_body">Přehlednější postup (částečně popsaný v dokumentaci a pravděpodobně zamýšlený tvůrci):</text:p>
      <text:p text:style-name="Text_20_body">admin vytvoří komisi, komise vytvoří volby (create election) a tím se spustí nominace, komise vytvoří volební událost( election event),čímž přiřadí voliče a spustí hlasování.</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Times New Roman1"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711cm"/>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cm" fo:margin-right="0cm" fo:margin-top="0cm" fo:margin-bottom="0.21cm" fo:text-align="center" style:justify-single-word="false" fo:text-indent="-0.101cm"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Autoři" style:family="paragraph" style:parent-style-name="Text_20_body" style:next-style-name="Text_20_body">
      <style:paragraph-properties fo:margin-top="0cm" fo:margin-bottom="0.21cm"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Analýza<text:tab/><text:tab/>E-volby</text:p>
      </style:header>
      <style:footer>
        <text:p text:style-name="Footer"><text:date style:data-style-name="N30" text:date-value="2010-12-04T12:47:52.56">4.12.2010</text:date><text:tab/><text:tab/><text:page-number text:select-page="current">12</text:page-number>/<text:page-count>12</text:page-count></text:p>
      </style:footer>
    </style:master-page>
    <style:master-page style:name="First_20_Page" style:display-name="First Page" style:page-layout-name="Mpm2" style:next-style-name="Standard">
      <style:footer>
        <text:p text:style-name="Footer"><text:date style:data-style-name="N30" text:date-value="2010-10-03T17:44:36.95" text:fixed="true">3.10.2010</text:date><text:tab/><text:tab/>E-Volby Team</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áš Čerevka</meta:initial-creator>
    <meta:creation-date>2010-10-03T17:06:19.93</meta:creation-date>
    <dc:date>2010-12-04T12:47:52.46</dc:date>
    <meta:editing-duration>PT13H14M45S</meta:editing-duration>
    <meta:editing-cycles>15</meta:editing-cycles>
    <meta:generator>OpenOffice.org/3.2$Win32 OpenOffice.org_project/320m18$Build-9502</meta:generator>
    <meta:document-statistic meta:table-count="0" meta:image-count="0" meta:object-count="0" meta:page-count="12" meta:paragraph-count="184" meta:word-count="2097" meta:character-count="13985"/>
  </office:meta>
</office:document-meta>
</file>